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7cm" svg:height="8.476cm" svg:x="0.2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17:36.999683827</dc:date>
    <meta:editing-duration>PT5M19S</meta:editing-duration>
    <meta:editing-cycles>19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1cm" svg:height="8.477cm" xlink:href="." xlink:type="simple" chart:class="chart:scatter" chart:style-name="ch1">
        <chart:plot-area chart:style-name="ch2" chart:data-source-has-labels="both" svg:x="0.301cm" svg:y="0.169cm" svg:width="14.469cm" svg:height="8.139cm">
          <chartooo:coordinate-region svg:x="0.843cm" svg:y="0.368cm" svg:width="13.833cm" svg:height="7.74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0627905195293125">
                <text:p>-0.062790519529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627905195293106">
                <text:p>0.0627905195293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637423989748688">
                <text:p>0.637423989748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28968627421409">
                <text:p>0.728968627421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62790519529312">
                <text:p>0.062790519529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0627905195293104">
                <text:p>-0.0627905195293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0627905195293103">
                <text:p>0.0627905195293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0627905195293123">
                <text:p>0.0627905195293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0627905195293102">
                <text:p>-0.0627905195293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